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 office:value-type="string">
            <text:p>No matter how much we push 'em back, the
demons never go away for good.</text:p>
          </table:table-cell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 office:value-type="string">
            <text:p>Those bastards are tough, I'll give 'em that.</text:p>
          </table:table-cell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